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 (Headings)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 (Headings)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 Cyc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 (Headings)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 (Headings)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style:vertical-pos="middl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style:vertical-pos="middl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style:vertical-pos="middl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style:vertical-pos="middl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ower and sample size</text:span><text:span text:style-name="a382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9" text:class-names="" text:cond-style-name=""><text:span text:style-name="a385" text:class-names="">0</text:span><text:span text:style-name="a386" text:class-names="">5</text:span><text:span text:style-name="a387" text:class-names="">July2021</text:span><text:span text:style-name="a388" text:class-names=""/></text:p>
          </draw:text-box>
          <svg:title/>
          <svg:desc/>
        </draw:frame>
      </draw:page>
      <draw:page draw:name="Slide11" draw:style-name="a391" draw:master-page-name="Master1-Layout2-obj-Title-and-Content" presentation:presentation-page-layout-name="Master1-PPL2" draw:id="Slide-266">
        <draw:frame draw:id="id65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Agenda</text:span><text:span text:style-name="a393" text:class-names=""/></text:p>
          </draw:text-box>
          <svg:title/>
          <svg:desc/>
        </draw:frame>
        <draw:frame draw:id="id66" presentation:style-name="a419" draw:name="Content Placeholder 2" svg:x="0.91667in" svg:y="1.99653in" svg:width="11.5in" svg:height="4.75868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Brief intro to practicalities of sample size and power calculations (aim to refresh alpha and beta)</text:span></text:p>
              </text:list-item>
            </text:list>
            <text:list text:style-name="a409">
              <text:list-item>
                <text:p text:style-name="a408" text:class-names="" text:cond-style-name=""><text:span text:style-name="a399" text:class-names="">Will</text:span><text:span text:style-name="a400" text:class-names=""><text:s text:c="1"/></text:span><text:span text:style-name="a401" text:class-names="">not</text:span><text:span text:style-name="a402" text:class-names=""><text:s text:c="1"/></text:span><text:span text:style-name="a403" text:class-names="">be</text:span><text:span text:style-name="a404" text:class-names=""><text:s text:c="1"/></text:span><text:span text:style-name="a405" text:class-names="">presenting</text:span><text:span text:style-name="a406" text:class-names=""><text:s text:c="1"/></text:span><text:span text:style-name="a407" text:class-names="">administration activities<text:s text:c="1"/></text:span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An</text:span><text:span text:style-name="a411" text:class-names=""><text:s text:c="1"/></text:span><text:span text:style-name="a412" text:class-names="">actual clinical example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Reproduce published survival example using R package function and R Simulation<text:s text:c="1"/></text:span><text:span text:style-name="a416" text:class-names=""/></text:p>
              </text:list-item>
            </text:list>
          </draw:text-box>
          <svg:title/>
          <svg:desc/>
        </draw:frame>
      </draw:page>
      <draw:page draw:name="Slide2" draw:style-name="a420" draw:master-page-name="Master1-Layout2-obj-Title-and-Content" presentation:presentation-page-layout-name="Master1-PPL2" draw:id="Slide-257">
        <draw:frame draw:id="id67" presentation:style-name="a424" draw:name="Titl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How many patients do we need?</text:span><text:span text:style-name="a422" text:class-names=""/></text:p>
          </draw:text-box>
          <svg:title/>
          <svg:desc/>
        </draw:frame>
        <draw:frame draw:id="id68" presentation:style-name="a447" draw:name="Content Placeholder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Stats/Scientific</text:span></text:p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8" text:class-names="">How many needed to get firm evidence of treatment difference, if one exists?<text:s text:c="1"/></text:span><text:span text:style-name="a429" text:class-names=""><text:s text:c="1"/></text:span></text:p>
                  </text:list-item>
                </text:list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Economics<text:s text:c="1"/></text:span></text:p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How many patients available, how much time effort and cost?</text:span></text:p>
                  </text:list-item>
                </text:list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Ethics<text:s text:c="1"/>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How soon can we stop to avoid patients getting inferior treatment?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48" draw:master-page-name="Master1-Layout2-obj-Title-and-Content" presentation:presentation-page-layout-name="Master1-PPL2" draw:id="Slide-262">
        <draw:frame draw:id="id69" presentation:style-name="a452" draw:name="Title 1" svg:x="0.91667in" svg:y="0.39931in" svg:width="11.73382in" svg:height="1.44965in" presentation:class="title" presentation:placeholder="false">
          <draw:text-box>
            <text:p text:style-name="a451" text:class-names="" text:cond-style-name=""><text:span text:style-name="a449" text:class-names="">Conventional power or sample size calculations</text:span><text:span text:style-name="a450" text:class-names=""/></text:p>
          </draw:text-box>
          <svg:title/>
          <svg:desc/>
        </draw:frame>
        <draw:frame draw:id="id70" presentation:style-name="a493" draw:name="Content Placeholder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To carry out such a calculation a statistician needs the following ingredients: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A definition of a rational design (the smallest design that is feasible but would retain the essential characteristics of the design chosen).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An agreed outcome measure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A proposed analysis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A measure of variability for the rational design. (This might, for example, be the between-patient variance σ</text:span><text:span text:style-name="a466" text:class-names="">2</text:span><text:span text:style-name="a467" text:class-names=""> for a parallel group design.)</text:span></text:p>
              </text:list-item>
            </text:list>
            <text:list text:style-name="a474">
              <text:list-item>
                <text:p text:style-name="a473" text:class-names="" text:cond-style-name=""><text:span text:style-name="a470" text:class-names="">An agreed type I error rate, α.<text:s text:c="1"/></text:span><text:span text:style-name="a471" text:class-names="">(usually 5%)</text:span><text:span text:style-name="a472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An agreed power, 1-β.<text:s text:c="1"/></text:span><text:span text:style-name="a476" text:class-names="">(Often aim for 90%)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A clinically relevant difference, δ (smallest difference important not to miss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(Not mentioned<text:s text:c="1"/></text:span><text:span text:style-name="a487" text:class-names="">cost whether in money, patient time and suffering)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9" draw:style-name="a494" draw:master-page-name="Master1-Layout2-obj-Title-and-Content" presentation:presentation-page-layout-name="Master1-PPL2" draw:id="Slide-264">
        <draw:frame draw:id="id71" presentation:style-name="a498" draw:name="Title 1" svg:x="0.91667in" svg:y="0.39931in" svg:width="11.73382in" svg:height="1.44965in" presentation:class="title" presentation:placeholder="false">
          <draw:text-box>
            <text:p text:style-name="a497" text:class-names="" text:cond-style-name=""><text:span text:style-name="a495" text:class-names="">An example</text:span><text:span text:style-name="a496" text:class-names=""/></text:p>
          </draw:text-box>
          <svg:title/>
          <svg:desc/>
        </draw:frame>
        <draw:frame draw:id="id72" presentation:style-name="a515" draw:name="Content Placeholder 2" svg:x="1.04854in" svg:y="1.99653in" svg:width="11.21359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std1 <text:s text:c="1"/>&lt;- 10 <text:s text:c="4"/># common standard deviation between person variation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mu1 <text:s text:c="1"/>&lt;- 10 <text:s text:c="4"/># mean response control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mu2 <text:s text:c="1"/>&lt;- 12 <text:s text:c="4"/># anticipated effect new treatment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alpha &lt;-0.05 <text:s text:c="1"/># Risk of claiming a difference when in truth no difference exist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beta &lt;- 0.1 <text:s text:c="4"/># Risk of not claiming a difference when in truth there exists a difference π1 – π2<text:s text:c="1"/></text:span><text:span text:style-name="a512" text:class-names=""/></text:p>
              </text:list-item>
            </text:list>
          </draw:text-box>
          <svg:title/>
          <svg:desc/>
        </draw:frame>
      </draw:page>
      <draw:page draw:name="Slide10" draw:style-name="a516" draw:master-page-name="Master1-Layout2-obj-Title-and-Content" presentation:presentation-page-layout-name="Master1-PPL2" draw:id="Slide-265">
        <draw:frame draw:id="id73" presentation:style-name="a520" draw:name="Title 1" svg:x="0.30097in" svg:y="0.39931in" svg:width="12.66019in" svg:height="1.44965in" presentation:class="title" presentation:placeholder="false">
          <draw:text-box>
            <text:p text:style-name="a519" text:class-names="" text:cond-style-name=""><text:span text:style-name="a517" text:class-names="">R code to estimate sample size/ power and explore</text:span><text:span text:style-name="a518" text:class-names=""/></text:p>
          </draw:text-box>
          <svg:title/>
          <svg:desc/>
        </draw:frame>
        <draw:frame draw:id="id74" presentation:style-name="a598" draw:name="Content Placeholder 2" svg:x="0.49434in" svg:y="1.48552in" svg:width="6.39401in" svg:height="5.17213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#~~~~~~~~~~~~~~~~~~~~~~~~~~~~~~~~~~~~~~~~~~~~~~~~~~~~~~~~~~~~~~~~~~~~~~~~~~~~~~~~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6"/># Power simulation to help understand alpha and power 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<text:s text:c="6"/># Continuous outcome measure analyse using a<text:s text:c="1"/></text:span><text:span text:style-name="a528" text:class-names="">ttest</text:span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6"/>rm(list=ls())</text:span></text:p>
              </text:list-item>
            </text:list>
            <text:list text:style-name="a541">
              <text:list-item>
                <text:p text:style-name="a540" text:class-names="" text:cond-style-name=""><text:span text:style-name="a535" text:class-names=""><text:s text:c="6"/></text:span><text:span text:style-name="a536" text:class-names="">set.seed</text:span><text:span text:style-name="a537" text:class-names="">(879) #<text:s text:c="1"/></text:span><text:span text:style-name="a538" text:class-names="">reporoducibility</text:span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6"/>sims <text:s text:c="1"/>&lt;- 4999 # number of simulations</text:span></text:p>
              </text:list-item>
            </text:list>
            <text:list text:style-name="a549">
              <text:list-item>
                <text:p text:style-name="a548" text:class-names="" text:cond-style-name=""><text:span text:style-name="a545" text:class-names=""><text:s text:c="6"/>std1 <text:s text:c="1"/>&lt;- 10 <text:s text:c="2"/># just a common between person<text:s text:c="1"/></text:span><text:span text:style-name="a546" text:class-names="">sd</text:span><text:span text:style-name="a547" text:class-names=""><text:s text:c="1"/>of response for both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6"/>mu1 <text:s text:c="2"/>&lt;- 10 <text:s text:c="2"/># mean <text:s text:c="1"/>response control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6"/>mu2 <text:s text:c="2"/>&lt;- 12 <text:s text:c="2"/># anticipated effect new treatment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6"/>alpha &lt;-0.05 <text:s text:c="1"/># Risk of claiming a difference when in truth no difference exists</text:span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<text:s text:c="6"/>beta &lt;- 0.1 <text:s text:c="2"/># Risk of not claiming a difference when in truth there exists a difference<text:s text:c="1"/></text:span><text:span text:style-name="a560" text:class-names="">π1 – π2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<text:s text:c="6"/>#<text:s text:c="1"/></text:span><text:span text:style-name="a567" text:class-names="">Calculate patients per randomised group 1:1 randomisation</text:span></text:p>
              </text:list-item>
            </text:list>
            <text:list text:style-name="a574">
              <text:list-item>
                <text:p text:style-name="a573" text:class-names="" text:cond-style-name=""><text:span text:style-name="a570" text:class-names=""><text:s text:c="6"/># Ref:<text:s text:c="1"/></text:span><text:span text:style-name="a571" text:class-names="">P.Armitage</text:span><text:span text:style-name="a572" text:class-names="">, Statistical Methods in Medical Research, P140 4th Edition</text:span></text:p>
              </text:list-item>
            </text:list>
            <text:list text:style-name="a579">
              <text:list-item>
                <text:p text:style-name="a578" text:class-names="" text:cond-style-name=""><text:span text:style-name="a575" text:class-names=""><text:s text:c="6"/>crit1 &lt;-<text:s text:c="1"/></text:span><text:span text:style-name="a576" text:class-names="">qnorm</text:span><text:span text:style-name="a577" text:class-names="">(1-as.numeric(alpha/2))</text:span></text:p>
              </text:list-item>
            </text:list>
            <text:list text:style-name="a584">
              <text:list-item>
                <text:p text:style-name="a583" text:class-names="" text:cond-style-name=""><text:span text:style-name="a580" text:class-names=""><text:s text:c="6"/>n &lt;- ceiling((2*(crit1 +<text:s text:c="1"/></text:span><text:span text:style-name="a581" text:class-names="">qnorm</text:span><text:span text:style-name="a582" text:class-names="">(1-beta) )^2 ) / ((mu2-mu1)/std1)^2 )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#~~~~~~~~~~~~~~~~~~~~~~~~~~~~~~~~~~~~~~~~~~~~~~~~~~~~~~~~~~~~~~~~~~~~~~~~~~~~~~~~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6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<text:s text:c="4"/></text:span><text:span text:style-name="a595" text:class-names=""/></text:p>
              </text:list-item>
            </text:list>
          </draw:text-box>
          <svg:title/>
          <svg:desc/>
        </draw:frame>
        <draw:frame draw:id="id75" draw:style-name="a667" draw:name="Content Placeholder 2" svg:x="7.30663in" svg:y="1.69224in" svg:width="4.81149in" svg:height="4.75868in">
          <draw:text-box>
            <text:p text:style-name="a600" text:class-names="" text:cond-style-name=""><text:span text:style-name="a599" text:class-names=""><text:s text:c="1"/>#~~~~~~~~~~~~~~~~~~~~~~~~~~~~~~~~~~~~~~~~~~~ <text:s text:c="2"/></text:span></text:p>
            <text:p text:style-name="a602" text:class-names="" text:cond-style-name=""><text:span text:style-name="a601" text:class-names=""><text:s text:c="1"/># simulate to assess power, change mu2 to show alpha and beta impact</text:span></text:p>
            <text:p text:style-name="a604" text:class-names="" text:cond-style-name=""><text:span text:style-name="a603" text:class-names=""><text:s text:c="4"/>x1 &lt;- replicate(sims,<text:s text:c="1"/></text:span></text:p>
            <text:p text:style-name="a606" text:class-names="" text:cond-style-name=""><text:span text:style-name="a605" text:class-names=""><text:s text:c="20"/></text:span></text:p>
            <text:p text:style-name="a612" text:class-names="" text:cond-style-name=""><text:span text:style-name="a607" text:class-names=""><text:s text:c="20"/></text:span><text:span text:style-name="a608" text:class-names="">t.test</text:span><text:span text:style-name="a609" text:class-names="">( <text:s text:c="1"/></text:span><text:span text:style-name="a610" text:class-names="">rnorm</text:span><text:span text:style-name="a611" text:class-names="">(n, mu2, std1) , <text:s text:c="1"/></text:span></text:p>
            <text:p text:style-name="a616" text:class-names="" text:cond-style-name=""><text:span text:style-name="a613" text:class-names=""><text:s text:c="34"/></text:span><text:span text:style-name="a614" text:class-names="">rnorm</text:span><text:span text:style-name="a615" text:class-names="">(n, mu1, std1) <text:s text:c="1"/></text:span></text:p>
            <text:p text:style-name="a620" text:class-names="" text:cond-style-name=""><text:span text:style-name="a617" text:class-names=""><text:s text:c="32"/>,<text:s text:c="1"/></text:span><text:span text:style-name="a618" text:class-names="">conf.level</text:span><text:span text:style-name="a619" text:class-names=""><text:s text:c="1"/>= 1-alpha, paired= FALSE)<text:s text:c="1"/></text:span></text:p>
            <text:p text:style-name="a622" text:class-names="" text:cond-style-name=""><text:span text:style-name="a621" text:class-names=""><text:s text:c="32"/>, simplify=FALSE )<text:s text:c="1"/></text:span></text:p>
            <text:p text:style-name="a624" text:class-names="" text:cond-style-name=""><text:span text:style-name="a623" text:class-names=""><text:s text:c="4"/></text:span></text:p>
            <text:p text:style-name="a630" text:class-names="" text:cond-style-name=""><text:span text:style-name="a625" text:class-names=""><text:s text:c="4"/>table(</text:span><text:span text:style-name="a626" text:class-names="">sapply</text:span><text:span text:style-name="a627" text:class-names="">(x1, "[[", "</text:span><text:span text:style-name="a628" text:class-names="">p.value</text:span><text:span text:style-name="a629" text:class-names="">") &lt; alpha)/sims <text:s text:c="1"/># estimate of power</text:span></text:p>
            <text:p text:style-name="a632" text:class-names="" text:cond-style-name=""><text:span text:style-name="a631" text:class-names=""/></text:p>
            <text:p text:style-name="a637" text:class-names="" text:cond-style-name=""><text:span text:style-name="a633" text:class-names=""># show how to use<text:s text:c="1"/></text:span><text:span text:style-name="a634" text:class-names="">sd</text:span><text:span text:style-name="a635" text:class-names=""><text:s text:c="1"/>of differences</text:span><text:span text:style-name="a636" text:class-names=""/></text:p>
            <text:p text:style-name="a639" text:class-names="" text:cond-style-name=""><text:span text:style-name="a638" text:class-names="">x2 &lt;- replicate(sims, <text:s text:c="11"/></text:span></text:p>
            <text:p text:style-name="a645" text:class-names="" text:cond-style-name=""><text:span text:style-name="a640" text:class-names=""><text:s text:c="20"/></text:span><text:span text:style-name="a641" text:class-names="">t.test</text:span><text:span text:style-name="a642" text:class-names="">(<text:s text:c="1"/></text:span><text:span text:style-name="a643" text:class-names="">rnorm</text:span><text:span text:style-name="a644" text:class-names="">(n, mu2-mu1, <text:s text:c="1"/>sqrt(2)*std1 <text:s text:c="2"/>)</text:span></text:p>
            <text:p text:style-name="a649" text:class-names="" text:cond-style-name=""><text:span text:style-name="a646" text:class-names=""><text:s text:c="29"/>,<text:s text:c="1"/></text:span><text:span text:style-name="a647" text:class-names="">conf.level</text:span><text:span text:style-name="a648" text:class-names=""><text:s text:c="1"/>= 1-alpha) ,</text:span></text:p>
            <text:p text:style-name="a651" text:class-names="" text:cond-style-name=""><text:span text:style-name="a650" text:class-names=""><text:s text:c="30"/>simplify=FALSE)<text:s text:c="1"/></text:span></text:p>
            <text:p text:style-name="a653" text:class-names="" text:cond-style-name=""><text:span text:style-name="a652" text:class-names=""><text:s text:c="4"/></text:span></text:p>
            <text:p text:style-name="a661" text:class-names="" text:cond-style-name=""><text:span text:style-name="a654" text:class-names=""><text:s text:c="4"/>table(</text:span><text:span text:style-name="a655" text:class-names="">sapply</text:span><text:span text:style-name="a656" text:class-names="">(x2, "[[", "</text:span><text:span text:style-name="a657" text:class-names="">p.value</text:span><text:span text:style-name="a658" text:class-names="">") &lt; alpha)/sims <text:s text:c="1"/>#</text:span><text:span text:style-name="a659" text:class-names="">estimate of power</text:span><text:span text:style-name="a660" text:class-names=""/></text:p>
            <text:p text:style-name="a663" text:class-names="" text:cond-style-name=""><text:span text:style-name="a662" text:class-names=""><text:s text:c="4"/>#~~~~~~~~~~~~~~~~~~~~~~~~~~~~~~~~~~~~~~~~~~~</text:span></text:p>
            <text:p text:style-name="a666" text:class-names="" text:cond-style-name=""><text:span text:style-name="a664" text:class-names=""><text:s text:c="1"/></text:span><text:span text:style-name="a665" text:class-names=""/></text:p>
          </draw:text-box>
          <svg:title/>
          <svg:desc/>
        </draw:frame>
        <draw:frame draw:id="id76" draw:style-name="a682" draw:name="TextBox 4" svg:x="0.18447in" svg:y="6.65764in" svg:width="13.38835in" svg:height="0.70684in">
          <draw:text-box>
            <text:p text:style-name="a674" text:class-names="" text:cond-style-name=""><text:span text:style-name="a668" text:class-names="">1.<text:s text:c="1"/></text:span><text:span text:style-name="a669" text:class-names=""><text:s text:c="1"/></text:span><text:span text:style-name="a670" text:class-names="">Simulate th</text:span><text:span text:style-name="a671" text:class-names="">e range of likely values when the therapy achieves the desired </text:span><text:span text:style-name="a672" text:class-names="">mu2-mu1</text:span><text:span text:style-name="a673" text:class-names=""> effect </text:span></text:p>
            <text:p text:style-name="a681" text:class-names="" text:cond-style-name=""><text:span text:style-name="a675" text:class-names="">2 . Change<text:s text:c="1"/></text:span><text:span text:style-name="a676" text:class-names="">mu2=mu1<text:s text:c="1"/></text:span><text:span text:style-name="a677" text:class-names="">to show the distribution of observed treatment effects when the therapy doesn't work (true effect is: </text:span><text:span text:style-name="a678" text:class-names="">0</text:span><text:span text:style-name="a679" text:class-names="">)</text:span><text:span text:style-name="a680" text:class-names=""/></text:p>
          </draw:text-box>
          <svg:title/>
          <svg:desc/>
        </draw:frame>
      </draw:page>
      <draw:page draw:name="Slide8" draw:style-name="a683" draw:master-page-name="Master1-Layout6-titleOnly-Title-Only" presentation:presentation-page-layout-name="Master1-PPL6" draw:id="Slide-263">
        <draw:frame draw:id="id77" presentation:style-name="a687" draw:name="Title 1" svg:x="0.91667in" svg:y="0.39931in" svg:width="11.5in" svg:height="1.44965in" presentation:class="title" presentation:placeholder="false">
          <draw:text-box>
            <text:p text:style-name="a686" text:class-names="" text:cond-style-name=""><text:span text:style-name="a684" text:class-names="">Extra slides</text:span><text:span text:style-name="a685" text:class-names=""/></text:p>
          </draw:text-box>
          <svg:title/>
          <svg:desc/>
        </draw:frame>
      </draw:page>
      <draw:page draw:name="Slide3" draw:style-name="a688" draw:master-page-name="Master1-Layout2-obj-Title-and-Content" presentation:presentation-page-layout-name="Master1-PPL2" draw:id="Slide-258">
        <draw:frame draw:id="id78" presentation:style-name="a692" draw:name="Title 1" svg:x="0.91667in" svg:y="0.39931in" svg:width="11.5in" svg:height="1.44965in" presentation:class="title" presentation:placeholder="false">
          <draw:text-box>
            <text:p text:style-name="a691" text:class-names="" text:cond-style-name=""><text:span text:style-name="a689" text:class-names="">How many patients do we need?</text:span><text:span text:style-name="a690" text:class-names=""/></text:p>
          </draw:text-box>
          <svg:title/>
          <svg:desc/>
        </draw:frame>
        <draw:frame draw:id="id79" presentation:style-name="a744" draw:name="Content Placeholder 2" svg:x="0.91667in" svg:y="1.99653in" svg:width="10.66586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Alpha= risk of type I error (false positive)</text:span></text:p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6" text:class-names="">Risk of claiming a difference when in truth no difference exists</text:span><text:span text:style-name="a697" text:class-names=""/></text:p>
                  </text:list-item>
                </text:list>
              </text:list-item>
            </text:list>
            <text:list text:style-name="a705">
              <text:list-item>
                <text:p text:style-name="a704" text:class-names="" text:cond-style-name=""><text:span text:style-name="a700" text:class-names="">Beta = risk of<text:s text:c="1"/></text:span><text:span text:style-name="a701" text:class-names="">t</text:span><text:span text:style-name="a702" text:class-names="">y</text:span><text:span text:style-name="a703" text:class-names="">pe II error (false negative)<text:s text:c="1"/></text:span></text:p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06" text:class-names="">Risk of not claiming a difference when in truth there exists a difference<text:s text:c="1"/></text:span><draw:frame draw:style-name="a707" text:anchor-type="as-char" svg:x="1174.08243in" svg:y="0in" svg:width="0.22049in" svg:height="0.3in" style:rel-width="scale" style:rel-height="scale"><draw:object xlink:href="Object 1/" xlink:type="simple" xlink:show="embed" xlink:actuate="onLoad"/></draw:frame><text:span text:style-name="a708" text:class-names="">1</text:span><text:span text:style-name="a709" text:class-names=""><text:s text:c="1"/>–<text:s text:c="1"/></text:span><draw:frame draw:style-name="a710" text:anchor-type="as-char" svg:x="1174.08243in" svg:y="0in" svg:width="0.22049in" svg:height="0.3in" style:rel-width="scale" style:rel-height="scale"><draw:object xlink:href="Object 2/" xlink:type="simple" xlink:show="embed" xlink:actuate="onLoad"/></draw:frame><text:span text:style-name="a711" text:class-names="">2</text:span><text:span text:style-name="a712" text:class-names=""><text:s text:c="1"/></text:span><text:span text:style-name="a713" text:class-names=""/></text:p>
                  </text:list-item>
                </text:list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90% Power</text:span><text:span text:style-name="a717" text:class-names=""><text:s text:c="2"/></text:span></text:p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0" text:class-names="">Means prepared to accept a 10% risk of false negative result.<text:s text:c="1"/></text:span><text:span text:style-name="a721" text:class-names=""/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24" text:class-names="">i.e.</text:span><text:span text:style-name="a725" text:class-names=""><text:s text:c="1"/></text:span><text:span text:style-name="a726" text:class-names="">P&gt;0.05</text:span><text:span text:style-name="a727" text:class-names=""><text:s text:c="1"/></text:span><text:span text:style-name="a728" text:class-names="">when</text:span><text:span text:style-name="a729" text:class-names=""><text:s text:c="1"/></text:span><text:span text:style-name="a730" text:class-names="">true</text:span><text:span text:style-name="a731" text:class-names=""><text:s text:c="1"/></text:span><text:span text:style-name="a732" text:class-names="">difference</text:span><text:span text:style-name="a733" text:class-names=""><text:s text:c="1"/></text:span><draw:frame draw:style-name="a734" text:anchor-type="as-char" svg:x="1174.08243in" svg:y="0in" svg:width="0.22049in" svg:height="0.3in" style:rel-width="scale" style:rel-height="scale"><draw:object xlink:href="Object 3/" xlink:type="simple" xlink:show="embed" xlink:actuate="onLoad"/></draw:frame><text:span text:style-name="a735" text:class-names="">1</text:span><text:span text:style-name="a736" text:class-names=""><text:s text:c="1"/>–<text:s text:c="1"/></text:span><draw:frame draw:style-name="a737" text:anchor-type="as-char" svg:x="1174.08243in" svg:y="0in" svg:width="0.22049in" svg:height="0.3in" style:rel-width="scale" style:rel-height="scale"><draw:object xlink:href="Object 4/" xlink:type="simple" xlink:show="embed" xlink:actuate="onLoad"/></draw:frame><text:span text:style-name="a738" text:class-names="">2</text:span><text:span text:style-name="a739" text:class-names=""><text:s text:c="1"/></text:span><text:span text:style-name="a740" text:class-names="">exists.</text:span><text:span text:style-name="a7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745" draw:master-page-name="Master1-Layout2-obj-Title-and-Content" presentation:presentation-page-layout-name="Master1-PPL2" draw:id="Slide-259">
        <draw:frame draw:id="id80" presentation:style-name="a749" draw:name="Title 1" svg:x="0.91667in" svg:y="0.39931in" svg:width="11.5in" svg:height="1.44965in" presentation:class="title" presentation:placeholder="false">
          <draw:text-box>
            <text:p text:style-name="a748" text:class-names="" text:cond-style-name=""><text:span text:style-name="a746" text:class-names="">Power or Precision</text:span><text:span text:style-name="a747" text:class-names=""/></text:p>
          </draw:text-box>
          <svg:title/>
          <svg:desc/>
        </draw:frame>
        <draw:frame draw:id="id81" presentation:style-name="a772" draw:name="Content Placeholder 2" svg:x="0.91667in" svg:y="1.99653in" svg:width="10.66586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Power mixes in the actual effect size (or more precisely the distance to the null), which is could be considered not very sensible; the interesting question in planning science is normally how precisely you determine you quantities, not how close to the null they are.</text:span></text:p>
              </text:list-item>
            </text:list>
            <text:list text:style-name="a757">
              <text:list-item>
                <text:p text:style-name="a756" text:class-names="" text:cond-style-name=""><text:span text:style-name="a753" text:class-names="">If you have a good precision (small<text:s text:c="1"/></text:span><text:span text:style-name="a754" text:class-names="">s.e.</text:span><text:span text:style-name="a755" text:class-names="">) then a non-significant result is informative, there is evidence that there is no effect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And a significant result might even tell you the same, there is a detectable effect, but too small to be of any relevance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1" text:class-names="">If you have a bad precision (large<text:s text:c="1"/></text:span><text:span text:style-name="a762" text:class-names="">s.e.</text:span><text:span text:style-name="a763" text:class-names="">) a non-significant result tells you nothing. And a significant result might tell you very little too: either the effect is too small to bother about or it is huge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Hence the precision could be argued to be the target quantity in sample size calculations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 and sample size</dc:title>
    <meta:initial-creator>eam ob</meta:initial-creator>
    <dc:creator>eam ob</dc:creator>
    <meta:creation-date>2021-07-02T20:40:59Z</meta:creation-date>
    <dc:date>2021-07-03T19:08:09Z</dc:date>
    <meta:editing-cycles>4</meta:editing-cycles>
    <meta:editing-duration>PT80830S</meta:editing-duration>
    <meta:document-statistic meta:paragraph-count="89" meta:word-count="939"/>
  </office:meta>
</office:document-meta>
</file>

<file path=Object 1/content.xml><?xml version="1.0" encoding="utf-8"?>
<mml:math xmlns:mml="http://www.w3.org/1998/Math/MathML" display="block">
  <mml:mi>π</mml:mi>
</mml:math>
</file>

<file path=Object 2/content.xml><?xml version="1.0" encoding="utf-8"?>
<mml:math xmlns:mml="http://www.w3.org/1998/Math/MathML" display="block">
  <mml:mi>π</mml:mi>
</mml:math>
</file>

<file path=Object 3/content.xml><?xml version="1.0" encoding="utf-8"?>
<mml:math xmlns:mml="http://www.w3.org/1998/Math/MathML" display="block">
  <mml:mi>π</mml:mi>
</mml:math>
</file>

<file path=Object 4/content.xml><?xml version="1.0" encoding="utf-8"?>
<mml:math xmlns:mml="http://www.w3.org/1998/Math/MathML" display="block">
  <mml:mi>π</mml:mi>
</mml:math>
</file>